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800000324B7A05882696984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9.637cm" draw:z-index="0"><draw:image xlink:href="Pictures/10000001000002B800000324B7A05882696984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1:46:49.948000000</meta:creation-date>
    <dc:date>2022-09-22T21:49:02.536000000</dc:date>
    <meta:editing-duration>PT2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